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style:font-name="Hack" fo:font-size="10pt" fo:font-style="normal" style:font-size-asian="10pt" style:font-style-asian="normal" style:font-size-complex="10pt" style:font-style-complex="normal"/>
    </style:style>
    <style:style style:name="P2" style:family="paragraph" style:parent-style-name="Standard">
      <style:text-properties style:font-name="Hack" fo:font-size="10pt" style:font-size-asian="8.75pt" style:font-size-complex="10pt"/>
    </style:style>
    <style:style style:name="P3" style:family="paragraph" style:parent-style-name="Standard">
      <style:text-properties style:font-name="Hack" fo:font-size="10pt" style:font-size-asian="10pt" style:font-size-complex="10pt"/>
    </style:style>
    <style:style style:name="P4" style:family="paragraph" style:parent-style-name="Text_20_body">
      <style:text-properties style:font-name="Hack" fo:font-size="10pt" style:font-size-asian="10pt" style:font-size-complex="10pt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6" style:master-page-name="">
      <style:paragraph-properties style:page-number="auto" fo:keep-with-next="always"/>
    </style:style>
    <style:style style:name="P14" style:family="paragraph" style:parent-style-name="Standard" style:list-style-name="L6">
      <style:paragraph-properties fo:keep-with-next="always"/>
    </style:style>
    <style:style style:name="P15" style:family="paragraph" style:parent-style-name="Standard" style:list-style-name="L6">
      <style:paragraph-properties fo:margin-left="0.9846in" fo:margin-right="0in" fo:text-indent="-0.25in" style:auto-text-indent="false" fo:keep-with-next="always"/>
    </style:style>
    <style:style style:name="P16" style:family="paragraph" style:parent-style-name="Standard" style:list-style-name="L6">
      <style:paragraph-properties fo:margin-left="0in" fo:margin-right="0in" fo:text-indent="0in" style:auto-text-indent="false"/>
    </style:style>
    <style:style style:name="P17" style:family="paragraph" style:parent-style-name="Heading_20_2" style:master-page-name="">
      <style:paragraph-properties style:page-number="auto" fo:keep-with-next="always"/>
    </style:style>
    <style:style style:name="P18" style:family="paragraph" style:parent-style-name="Contents_20_1">
      <style:paragraph-properties>
        <style:tab-stops>
          <style:tab-stop style:position="7.7701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7.3772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7.5736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bookmark-start text:name="__RefHeading__1825_1363930956"/>OSDP Test VM Operating Guide<text:bookmark-end text:name="__RefHeading__1825_1363930956"/></text:p>
      <text:p text:style-name="Text_20_body"/>
      <text:p text:style-name="Text_20_body">2016 Edition Revised 14Feb16</text:p>
      <text:p text:style-name="Text_20_body">Rodney Thayer rodney@smithee.us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1827_1363930956" text:style-name="Index_20_Link" text:visited-style-name="Index_20_Link">Overview<text:tab/>1</text:a></text:p>
          <text:p text:style-name="P18"><text:a xlink:type="simple" xlink:href="#__RefHeading__1829_1363930956" text:style-name="Index_20_Link" text:visited-style-name="Index_20_Link">Installation<text:tab/>1</text:a></text:p>
          <text:p text:style-name="P20"><text:a xlink:type="simple" xlink:href="#__RefHeading__2204_1363930956" text:style-name="Index_20_Link" text:visited-style-name="Index_20_Link">TLS configuration<text:tab/>1</text:a></text:p>
          <text:p text:style-name="P20"><text:a xlink:type="simple" xlink:href="#__RefHeading__2206_1363930956" text:style-name="Index_20_Link" text:visited-style-name="Index_20_Link">OSDP configuration<text:tab/>1</text:a></text:p>
          <text:p text:style-name="P20"><text:a xlink:type="simple" xlink:href="#__RefHeading__1831_1363930956" text:style-name="Index_20_Link" text:visited-style-name="Index_20_Link">vm set-up<text:tab/>1</text:a></text:p>
          <text:p text:style-name="P19"><text:a xlink:type="simple" xlink:href="#__RefHeading__2144_728526557" text:style-name="Index_20_Link" text:visited-style-name="Index_20_Link">vm configuration:<text:tab/>2</text:a></text:p>
          <text:p text:style-name="P19"><text:a xlink:type="simple" xlink:href="#__RefHeading__2146_728526557" text:style-name="Index_20_Link" text:visited-style-name="Index_20_Link">vmware installation<text:tab/>2</text:a></text:p>
          <text:p text:style-name="P19"><text:a xlink:type="simple" xlink:href="#__RefHeading__2148_728526557" text:style-name="Index_20_Link" text:visited-style-name="Index_20_Link">virtualbox installation:<text:tab/>2</text:a></text:p>
          <text:p text:style-name="P19"><text:a xlink:type="simple" xlink:href="#__RefHeading__1833_1363930956" text:style-name="Index_20_Link" text:visited-style-name="Index_20_Link">vm operation<text:tab/>2</text:a></text:p>
          <text:p text:style-name="P20"><text:a xlink:type="simple" xlink:href="#__RefHeading__1835_1363930956" text:style-name="Index_20_Link" text:visited-style-name="Index_20_Link">Demonstration<text:tab/>2</text:a></text:p>
          <text:p text:style-name="P19"><text:a xlink:type="simple" xlink:href="#__RefHeading__1837_1363930956" text:style-name="Index_20_Link" text:visited-style-name="Index_20_Link">Contents<text:tab/>2</text:a></text:p>
          <text:p text:style-name="P18"><text:a xlink:type="simple" xlink:href="#__RefHeading__2150_728526557" text:style-name="Index_20_Link" text:visited-style-name="Index_20_Link">Appendix<text:tab/>4</text:a></text:p>
          <text:p text:style-name="P20"><text:a xlink:type="simple" xlink:href="#__RefHeading__2152_728526557" text:style-name="Index_20_Link" text:visited-style-name="Index_20_Link">A. Colophon<text:tab/>4</text:a></text:p>
          <text:p text:style-name="P20"><text:a xlink:type="simple" xlink:href="#__RefHeading__2208_1363930956" text:style-name="Index_20_Link" text:visited-style-name="Index_20_Link">B. Linux Shell Cheatsheet<text:tab/>4</text:a></text:p>
          <text:p text:style-name="P19"><text:a xlink:type="simple" xlink:href="#__RefHeading__2210_1363930956" text:style-name="Index_20_Link" text:visited-style-name="Index_20_Link">Powering off the VM:<text:tab/>4</text:a></text:p>
          <text:p text:style-name="P19"><text:a xlink:type="simple" xlink:href="#__RefHeading__2212_1363930956" text:style-name="Index_20_Link" text:visited-style-name="Index_20_Link">Testing the network:<text:tab/>4</text:a></text:p>
          <text:p text:style-name="P19"><text:a xlink:type="simple" xlink:href="#__RefHeading__2154_728526557" text:style-name="Index_20_Link" text:visited-style-name="Index_20_Link">Change ethernet interface name:<text:tab/>4</text:a></text:p>
          <text:p text:style-name="P18"><text:a xlink:type="simple" xlink:href="#__RefHeading__4076_1055561612" text:style-name="Index_20_Link" text:visited-style-name="Index_20_Link">Test Certificates<text:tab/>4</text:a></text:p>
        </text:index-body>
      </text:table-of-content>
      <text:p text:style-name="Text_20_body"/>
      <text:h text:style-name="Heading_20_1" text:outline-level="1"><text:bookmark-start text:name="__RefHeading__1827_1363930956"/>Overview<text:bookmark-end text:name="__RefHeading__1827_1363930956"/></text:h>
      <text:list xml:id="list14868358461" text:style-name="L1">
        <text:list-item>
          <text:p text:style-name="P6">it's a 64-bit debian 7 vm.</text:p>
        </text:list-item>
        <text:list-item>
          <text:p text:style-name="P6">it's shipped as an ova file, exported from virtualbox. <text:s/>It uses the "1.0" format so it should import into VMWare.</text:p>
        </text:list-item>
        <text:list-item>
          <text:p text:style-name="P6">it's set up to just run. <text:s/>You don't need to operate it. <text:s/>It was meant to be useful to share as a fixed-function VM e.g. useful for any dev team, linux or not.</text:p>
        </text:list-item>
      </text:list>
      <text:h text:style-name="Heading_20_1" text:outline-level="1"><text:bookmark-start text:name="__RefHeading__1829_1363930956"/>Installation<text:bookmark-end text:name="__RefHeading__1829_1363930956"/></text:h>
      <text:h text:style-name="Heading_20_2" text:outline-level="2"><text:bookmark-start text:name="__RefHeading__2204_1363930956"/>TLS configuration<text:bookmark-end text:name="__RefHeading__2204_1363930956"/></text:h>
      <text:list xml:id="list576855787" text:style-name="L2">
        <text:list-item>
          <text:p text:style-name="P7">fixed certs used, files shipped on the vm. <text:s/>test root included. <text:s/>See below to generate certificates.</text:p>
        </text:list-item>
        <text:list-item>
          <text:p text:style-name="P7">uses gnutls latest configuration, supports TLS 1.2, AES-128-GCM</text:p>
        </text:list-item>
        <text:list-item>
          <text:p text:style-name="P7">configured out of the box with the PD as the server.</text:p>
        </text:list-item>
      </text:list>
      <text:h text:style-name="Heading_20_2" text:outline-level="2"><text:bookmark-start text:name="__RefHeading__2206_1363930956"/>OSDP configuration<text:bookmark-end text:name="__RefHeading__2206_1363930956"/></text:h>
      <text:p text:style-name="Standard">assumes pd is at address 0.</text:p>
      <text:p text:style-name="Standard">no secure channel (secured instead by TLS.)</text:p>
      <text:h text:style-name="Heading_20_2" text:outline-level="2"><text:bookmark-start text:name="__RefHeading__1831_1363930956"/>vm set-up<text:bookmark-end text:name="__RefHeading__1831_1363930956"/></text:h>
      <text:p text:style-name="P1">ip address 10.0.0.200</text:p>
      <text:p text:style-name="P1">gateway 10.0.0.1</text:p>
      <text:p text:style-name="P1">dns: none</text:p>
      <text:p text:style-name="P1">login: user osdp, password osdp.</text:p>
      <text:p text:style-name="P1"><text:s text:c="2"/>You have sudo. <text:s/>Root password is also osdp.</text:p>
      <text:p text:style-name="P1"/>
      <text:h text:style-name="Heading_20_3" text:outline-level="3"><text:bookmark-start text:name="__RefHeading__2144_728526557"/><text:soft-page-break/>vm configuration:<text:bookmark-end text:name="__RefHeading__2144_728526557"/></text:h>
      <text:p text:style-name="Standard"><text:tab/>512meg</text:p>
      <text:p text:style-name="Standard"><text:tab/>32gig hard disk (dynamic, expands to about 2.5 gig as released)</text:p>
      <text:p text:style-name="Standard"><text:tab/>2 ethernet interfaces</text:p>
      <text:p text:style-name="Standard"><text:tab/>various other vistigial vm configuration items e.g. floppy may be present but are not used.</text:p>
      <text:h text:style-name="Heading_20_3" text:outline-level="3"><text:bookmark-start text:name="__RefHeading__2146_728526557"/>vmware installation<text:bookmark-end text:name="__RefHeading__2146_728526557"/></text:h>
      <text:p text:style-name="Standard">(tested with vmware 12)</text:p>
      <text:list xml:id="list1347919417" text:style-name="L3">
        <text:list-item>
          <text:p text:style-name="P8">make sure your vmware configuration (using the virtual network editor) is set up to have an appropriate <text:s/>interface (which might be bridged to an external ethernet connection.)</text:p>
        </text:list-item>
        <text:list-item>
          <text:p text:style-name="P8">open .ova file.</text:p>
        </text:list-item>
        <text:list-item>
          <text:p text:style-name="P8">click "retry" when it reports it fails compliance checks</text:p>
        </text:list-item>
        <text:list-item>
          <text:p text:style-name="P8">make sure there are 2 network interfaces and the first one is the one you'll use for OSDP and the second one is the NAT interface</text:p>
        </text:list-item>
      </text:list>
      <text:p text:style-name="Standard"/>
      <text:h text:style-name="Heading_20_3" text:outline-level="3"><text:bookmark-start text:name="__RefHeading__2148_728526557"/>virtualbox installation:<text:bookmark-end text:name="__RefHeading__2148_728526557"/></text:h>
      <text:list xml:id="list1734795570" text:style-name="L4">
        <text:list-item>
          <text:p text:style-name="P9">make sure virtualbox is running on your host platform</text:p>
        </text:list-item>
        <text:list-item>
          <text:p text:style-name="P9">import the vm</text:p>
        </text:list-item>
        <text:list-item>
          <text:p text:style-name="P9">make sure the vm's first ethernet interface is bridged to a real ethernet</text:p>
        </text:list-item>
        <text:list-item>
          <text:p text:style-name="P9">start the vm</text:p>
        </text:list-item>
        <text:list-item>
          <text:p text:style-name="P9">log into the vm and confirm the interface name is correct. <text:s/>it likely changes upon vm import. <text:s/>use procedure in appendix B below ("change ethernet interface name") to fix if necessary.</text:p>
        </text:list-item>
        <text:list-item>
          <text:p text:style-name="P9">ping 10.2.0.200 from elsewhere on the network to confirm connectivity. <text:s/>It does respond to ping. <text:s/>Note: it's got ports 22,80 and 10443 open if you nmap scan it.</text:p>
        </text:list-item>
      </text:list>
      <text:h text:style-name="Heading_20_3" text:outline-level="3"><text:bookmark-start text:name="__RefHeading__1833_1363930956"/>vm operation<text:bookmark-end text:name="__RefHeading__1833_1363930956"/></text:h>
      <text:list xml:id="list1156990473" text:style-name="L5">
        <text:list-item>
          <text:p text:style-name="P10">use a browser to access http://10.0.0.200/open-osdp-control.html. <text:s/>There is a primitive html/cgi-based UI on an apache web server on port 80. <text:s/>No authentication, this is an un-insulated engineering testbed.</text:p>
        </text:list-item>
        <text:list-item>
          <text:p text:style-name="P10">the "display status" link will spawn a second page with current CP status. <text:s/>This is updated approximately every time there is a pol/response sequence. <text:s/>Not all the counters work as visible.</text:p>
        </text:list-item>
      </text:list>
      <text:h text:style-name="P17" text:outline-level="2"><text:bookmark-start text:name="__RefHeading__1835_1363930956"/>Demonstration<text:bookmark-end text:name="__RefHeading__1835_1363930956"/></text:h>
      <text:list xml:id="list742747904" text:style-name="L6">
        <text:list-item>
          <text:p text:style-name="P13">start the vm</text:p>
        </text:list-item>
        <text:list-item>
          <text:p text:style-name="P13">ping it to confirm it's alive</text:p>
        </text:list-item>
        <text:list-item>
          <text:p text:style-name="P13">go to the web UI</text:p>
        </text:list-item>
        <text:list-item>
          <text:p text:style-name="P14">start the status page</text:p>
        </text:list-item>
        <text:list-item>
          <text:p text:style-name="P14">from a CP, connect to the PD.</text:p>
        </text:list-item>
        <text:list-item>
          <text:p text:style-name="P15">console access can show the incoming connection</text:p>
        </text:list-item>
        <text:list-item>
          <text:p text:style-name="P15">use network trace tool to show the TLS traffic</text:p>
        </text:list-item>
        <text:list-item>
          <text:p text:style-name="P14">from the PD, present a badge (raw format, 26 bit) <text:s/>- use the web UI and click "present card". <text:s/>it uses the card data in /opt/open-osdp/run/PD/open-osdp-params.json</text:p>
        </text:list-item>
        <text:list-item>
          <text:p text:style-name="P14">observe the status change on the CP status web page.</text:p>
        </text:list-item>
        <text:list-item>
          <text:p text:style-name="P15">console access can show the diagnostic log</text:p>
          <text:p text:style-name="P16"/>
        </text:list-item>
      </text:list>
      <text:h text:style-name="Heading_20_3" text:outline-level="3"><text:bookmark-start text:name="__RefHeading__1837_1363930956"/>Contents<text:bookmark-end text:name="__RefHeading__1837_1363930956"/></text:h>
      <text:list xml:id="list233472212" text:style-name="L7">
        <text:list-item>
          <text:p text:style-name="P11">ova file, in 1.0 format, with a manifest (should work with vmware workstation 10 or later)</text:p>
        </text:list-item>
        <text:list-item>
          <text:p text:style-name="P11">/home/osdp/setup is where everything is built</text:p>
        </text:list-item>
        <text:list-item>
          <text:p text:style-name="P11"><text:tab/>includes open source</text:p>
        </text:list-item>
        <text:list-item>
          <text:p text:style-name="P11"><text:tab/>includes platform set-up (apache config, etc.)</text:p>
        </text:list-item>
        <text:list-item>
          <text:p text:style-name="P11">libosdp ("1.0 build 5" just before tagging)</text:p>
        </text:list-item>
        <text:list-item>
          <text:p text:style-name="P11">runs out of /opt/open-osdp/run/PD</text:p>
        </text:list-item>
        <text:list-item>
          <text:p text:style-name="P11"><text:soft-page-break/>started at boot time from /etc/rc.local (calls file /opt/open-osdp/bin/up.osdp)</text:p>
        </text:list-item>
        <text:list-item>
          <text:p text:style-name="P11">uses open source components: gnutls, nettle, libtasn, jansson</text:p>
        </text:list-item>
        <text:list-item>
          <text:p text:style-name="P11">the whole thing is there so you could run a second VM as the CP</text:p>
        </text:list-item>
      </text:list>
      <text:h text:style-name="P5" text:outline-level="1"><text:bookmark-start text:name="__RefHeading__2150_728526557"/>Appendix<text:bookmark-end text:name="__RefHeading__2150_728526557"/></text:h>
      <text:h text:style-name="Heading_20_2" text:outline-level="2"><text:bookmark-start text:name="__RefHeading__2152_728526557"/>A. Colophon<text:bookmark-end text:name="__RefHeading__2152_728526557"/></text:h>
      <text:p text:style-name="Standard">copyright 2016 with apache license see punchlist for section update</text:p>
      <text:h text:style-name="Heading_20_2" text:outline-level="2"><text:bookmark-start text:name="__RefHeading__2208_1363930956"/>B. Linux Shell Cheatsheet<text:bookmark-end text:name="__RefHeading__2208_1363930956"/></text:h>
      <text:h text:style-name="Heading_20_3" text:outline-level="3"><text:bookmark-start text:name="__RefHeading__2210_1363930956"/>Powering off the VM:<text:bookmark-end text:name="__RefHeading__2210_1363930956"/></text:h>
      <text:p text:style-name="Standard">log in as user osdp (password osdp)</text:p>
      <text:p text:style-name="Standard"/>
      <text:p text:style-name="Standard">issue the power off command (requires password again)</text:p>
      <text:p text:style-name="Standard"/>
      <text:p text:style-name="P3"><text:tab/>sudo poweroff</text:p>
      <text:h text:style-name="Heading_20_3" text:outline-level="3"><text:bookmark-start text:name="__RefHeading__2212_1363930956"/>Testing the network:<text:bookmark-end text:name="__RefHeading__2212_1363930956"/></text:h>
      <text:p text:style-name="Text_20_body">log in (username osdp, password osdp)</text:p>
      <text:p text:style-name="Text_20_body">list the interfaces (prompt is for your password, osdp)</text:p>
      <text:p text:style-name="Text_20_body"/>
      <text:p text:style-name="P4"><text:tab/>sudo ifconfig -a</text:p>
      <text:p text:style-name="Text_20_body"/>
      <text:p text:style-name="Text_20_body">ping a test destination (remember linux ping is continuous, limit it to 4 in this command)</text:p>
      <text:p text:style-name="Text_20_body"/>
      <text:p text:style-name="P4"><text:tab/>ping -c 4 10.0.0.1</text:p>
      <text:p text:style-name="Text_20_body"/>
      <text:h text:style-name="Heading_20_3" text:outline-level="3"><text:bookmark-start text:name="__RefHeading__2154_728526557"/>Change ethernet interface name:<text:bookmark-end text:name="__RefHeading__2154_728526557"/></text:h>
      <text:p text:style-name="Standard"/>
      <text:p text:style-name="Standard">log in as user osdp (password osdp)</text:p>
      <text:p text:style-name="Standard"/>
      <text:p text:style-name="Standard">sudo to bash (requires password again)</text:p>
      <text:p text:style-name="Standard"/>
      <text:p text:style-name="P2"><text:tab/>sudo bash</text:p>
      <text:p text:style-name="P2"/>
      <text:p text:style-name="Standard">list current ethernet interfaces (you should have a "#" prompt as you're sudo to root)</text:p>
      <text:p text:style-name="Standard"/>
      <text:p text:style-name="P2"><text:tab/>ip link</text:p>
      <text:p text:style-name="P2"/>
      <text:p text:style-name="Standard">It should show 3 lines (1: lo: ... 2: eth0: ... 3:eth1:...) <text:s/>If the second entry isn't "eth0" you need to edit the start-up script. <text:s/>That file is /opt/open-osdp/bin/up.osdp. <text:s/>Change the "eth0" to whatever ethernet interface you have set as the bridged interface.</text:p>
      <text:h text:style-name="Heading_20_1" text:outline-level="1"><text:bookmark-start text:name="__RefHeading__4076_1055561612"/>Test Certificates<text:bookmark-end text:name="__RefHeading__4076_1055561612"/></text:h>
      <text:p text:style-name="Standard">In /home/osdp/setup/test-ca there's a copy of the relevant bits of the openssl tool for creating certificates. <text:s/>Two shell scripts generate a CA and then several test certificates.</text:p>
      <text:p text:style-name="Standard"/>
      <text:p text:style-name="Standard">Certificate use:</text:p>
      <text:list xml:id="list1486894846" text:style-name="L8">
        <text:list-item>
          <text:p text:style-name="P12">root.pem is copied to /opt/open-osdp/etc/ca_files.pem</text:p>
        </text:list-item>
        <text:list-item>
          <text:p text:style-name="P12">a matched pair of ..._key.pem and ..._cert.pem files is copied to /opt/open-osdp/etc/key.pem and cert.pem</text:p>
        </text:list-item>
        <text:list-item>
          <text:p text:style-name="P12">use separate key/certificate pairs for the cp and the pd</text:p>
        </text:list-item>
        <text:list-item>
          <text:p text:style-name="P12">the root certificate has to go on both CP and PD so they can each check the other's certificate.</text:p>
        </text:list-item>
        <text:list-item>
          <text:p text:style-name="P12"><text:soft-page-break/>note that at least in libosdp's TLS implementation it checks the "common name" field against the name in the certificate. <text:s/>It doesn't do any DNS lookups, you do not need to have a DNS running for this to work.</text:p>
        </text:list-item>
        <text:list-item>
          <text:p text:style-name="P12">a CRL is available for certificate status checking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08:20:52</meta:creation-date>
    <dc:date>2016-02-15T08:38:49</dc:date>
    <meta:editing-duration>PT34M16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5" meta:paragraph-count="112" meta:word-count="946" meta:character-count="4980" meta:non-whitespace-character-count="4649"/>
  </office:meta>
</office:document-meta>
</file>